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rice in kr</text:p>
          </table:table-cell>
        </table:table-row>
        <table:table-row table:style-name="ro1">
          <table:table-cell office:value-type="string" calcext:value-type="string">
            <text:p>Shopping Sept 19 Digikey</text:p>
          </table:table-cell>
          <table:table-cell office:value-type="float" office:value="2078.35" calcext:value-type="float">
            <text:p>2078.35</text:p>
          </table:table-cell>
        </table:table-row>
        <table:table-row table:style-name="ro1">
          <table:table-cell office:value-type="string" calcext:value-type="string">
            <text:p>Shopping Sept 19 Mouser</text:p>
          </table:table-cell>
          <table:table-cell office:value-type="float" office:value="1343.85" calcext:value-type="float">
            <text:p>1343.85</text:p>
          </table:table-cell>
        </table:table-row>
        <table:table-row table:style-name="ro1">
          <table:table-cell office:value-type="string" calcext:value-type="string">
            <text:p>PCB from elprint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string" calcext:value-type="string">
            <text:p>Shopping Oct 13 Digikey</text:p>
          </table:table-cell>
          <table:table-cell office:value-type="float" office:value="1538.11" calcext:value-type="float">
            <text:p>1538.11</text:p>
          </table:table-cell>
        </table:table-row>
        <table:table-row table:style-name="ro1">
          <table:table-cell office:value-type="string" calcext:value-type="string">
            <text:p>Shopping Oct 13 Mouser</text:p>
          </table:table-cell>
          <table:table-cell office:value-type="float" office:value="1199.77" calcext:value-type="float">
            <text:p>1199.77</text:p>
          </table:table-cell>
        </table:table-row>
        <table:table-row table:style-name="ro1">
          <table:table-cell office:value-type="string" calcext:value-type="string">
            <text:p>PSU, FPGA &amp; MC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7])" office:value-type="float" office:value="13384.08" calcext:value-type="float">
            <text:p>13384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1:51:02.198487185</meta:creation-date>
    <dc:date>2022-10-13T11:21:43.819738573</dc:date>
    <meta:editing-duration>PT10M39S</meta:editing-duration>
    <meta:editing-cycles>2</meta:editing-cycles>
    <meta:generator>LibreOffice/7.4.1.2$Linux_X86_64 LibreOffice_project/40$Build-2</meta:generator>
    <meta:document-statistic meta:table-count="1" meta:cell-count="14" meta:object-count="0"/>
  </office:meta>
</office:document-meta>
</file>